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ff6633" draw:fill="none" draw:fill-color="#0084d1" fo:min-height="2.846cm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ff0000" draw:fill="solid" draw:fill-color="#ff3333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margin-top="0cm" fo:margin-bottom="0cm" fo:line-height="100%" fo:text-align="justify" fo:text-indent="0cm"/>
      <style:text-properties fo:color="#4c4c4c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text-properties fo:color="#666666" style:text-underline-style="solid" style:text-underline-width="auto" style:text-underline-color="font-color"/>
    </style:style>
    <style:style style:name="P4" style:family="paragraph">
      <style:text-properties fo:color="#666666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1" style:family="text">
      <style:text-properties fo:color="#999999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color="#4c4c4c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4c4c4c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color="#4c4c4c" fo:font-size="18pt" style:text-underline-style="none" fo:font-weight="normal" style:font-size-asian="18pt" style:font-weight-asian="normal" style:font-size-complex="18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666666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text:list-style style:name="L1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3cm" svg:height="19.448cm" svg:x="1.3cm" svg:y="3.496cm">
          <draw:text-box>
            <text:list text:style-name="L1">
              <text:list-item>
                <text:p text:style-name="P1"><text:span text:style-name="T1">Sempre que a ordem de precedência de uma nova operação for menor ou igual que a ordem de precedência da operação que está no topo da pilha, então a árvore é construída para cima, caso contrário é construída para baixo.</text:span></text:p>
                <text:p text:style-name="P1"><text:span text:style-name="T2"/></text:p>
              </text:list-item>
              <text:list-item>
                <text:p text:style-name="P1"><text:span text:style-name="T2">O funcionamento do reconhecimento dos parênteses ocorre da seguinte forma: Ao ler um </text:span><text:span text:style-name="T3">(</text:span><text:span text:style-name="T2">, então esse </text:span><text:span text:style-name="T3">(</text:span><text:span text:style-name="T2"> é colocado no topo da pilha juntamente com a árvore que está sendo utilizada até então. Uma nova árvore vaiza é criada e a expressão regular é reconhecida normalmente até ser lido lido um </text:span><text:span text:style-name="T3">)</text:span><text:span text:style-name="T4">. Ao ler o </text:span><text:span text:style-name="T3">)</text:span><text:span text:style-name="T2">, o nodo raiz da nova árvore criada é anexado como filho da direita da operação pendente que estiver no topo da pilha. Além disso, após ler o </text:span><text:span text:style-name="T3">)</text:span><text:span text:style-name="T2">, a árvore atual passa a ser a árvore que foi empilhada anteriormente, juntamente com o </text:span><text:span text:style-name="T3">(</text:span><text:span text:style-name="T4">.</text:span></text:p>
                <text:p text:style-name="P1"><text:span text:style-name="T2"/></text:p>
              </text:list-item>
              <text:list-item>
                <text:p text:style-name="P1"><text:span text:style-name="T1">Os nodos das operações unárias são sempre pai de nodos de símbolos ou de nodos de agrupamento. Nodos de agrupamento são aqueles formados devido aos parênteses e possuem um atributo especial indicando que se trata de um agrupamento. Assim, as operações unárias procuram o primeiro nodo de símbolo ou nodo de agrupamento que encontrar.</text:span></text:p>
                <text:p text:style-name="P1"><text:span text:style-name="T2"/></text:p>
              </text:list-item>
              <text:list-item>
                <text:p text:style-name="P1"><text:span text:style-name="T2">O operador + não possui rotinas de subir e descer. Assim, ele é decomposto em outras duas operações, por exemplo: a+ será transformado em aa*, veja como fica na árvore:</text:span></text:p>
              </text:list-item>
            </text:list>
          </draw:text-box>
        </draw:frame>
        <draw:g>
          <draw:g>
            <draw:custom-shape draw:style-name="gr2" draw:text-style-name="P2" draw:layer="layout" svg:width="1.328cm" svg:height="1.328cm" svg:x="7.61cm" svg:y="23.2cm">
              <text:p text:style-name="P2"><text:span text:style-name="T5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xml:id="id1" draw:id="id1" draw:layer="layout" svg:width="1.328cm" svg:height="1.328cm" svg:x="6.5cm" svg:y="25.045cm">
              <text:p text:style-name="P2"><text:span text:style-name="T5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" draw:text-style-name="P2" draw:layer="layout" draw:type="line" svg:x1="7.164cm" svg:y1="25.045cm" svg:x2="7.803cm" svg:y2="24.334cm" draw:start-shape="id1" draw:start-glue-point="4" svg:d="m7164 25045 639-711">
              <text:p/>
            </draw:connector>
          </draw:g>
          <draw:g>
            <draw:custom-shape draw:style-name="gr2" draw:text-style-name="P2" xml:id="id3" draw:id="id3" draw:layer="layout" svg:width="1.329cm" svg:height="1.328cm" svg:x="11.499cm" svg:y="23.428cm">
              <text:p text:style-name="P2"><text:span text:style-name="T5">.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xml:id="id2" draw:id="id2" draw:layer="layout" svg:width="1.328cm" svg:height="1.328cm" svg:x="10.7cm" svg:y="25.228cm">
              <text:p text:style-name="P2"><text:span text:style-name="T5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" draw:text-style-name="P2" draw:layer="layout" draw:type="line" svg:x1="11.364cm" svg:y1="25.228cm" svg:x2="11.693cm" svg:y2="24.562cm" draw:start-shape="id2" draw:start-glue-point="4" draw:end-shape="id3" draw:end-glue-point="7" svg:d="m11364 25228 329-666">
              <text:p/>
            </draw:connector>
            <draw:custom-shape draw:style-name="gr2" draw:text-style-name="P2" xml:id="id4" draw:id="id4" draw:layer="layout" svg:width="1.328cm" svg:height="1.328cm" svg:x="12.372cm" svg:y="25.173cm">
              <text:p text:style-name="P2"><text:span text:style-name="T5">*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" draw:text-style-name="P2" draw:layer="layout" draw:type="line" svg:x1="12.634cm" svg:y1="24.562cm" svg:x2="13.036cm" svg:y2="25.173cm" draw:start-shape="id3" draw:start-glue-point="9" draw:end-shape="id4" draw:end-glue-point="4" svg:d="m12634 24562 402 611">
              <text:p/>
            </draw:connector>
            <draw:custom-shape draw:style-name="gr2" draw:text-style-name="P2" xml:id="id5" draw:id="id5" draw:layer="layout" svg:width="1.33cm" svg:height="1.328cm" svg:x="11.427cm" svg:y="26.975cm">
              <text:p text:style-name="P2"><text:span text:style-name="T5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" draw:text-style-name="P2" draw:layer="layout" draw:type="line" svg:x1="12.092cm" svg:y1="26.975cm" svg:x2="12.566cm" svg:y2="26.307cm" draw:start-shape="id5" draw:start-glue-point="4" draw:end-shape="id4" draw:end-glue-point="7" svg:d="m12092 26975 474-668">
              <text:p/>
            </draw:connector>
          </draw:g>
          <draw:custom-shape draw:style-name="gr4" draw:text-style-name="P2" draw:layer="layout" svg:width="2.182cm" svg:height="0.764cm" svg:x="8.518cm" svg:y="24.51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5" draw:text-style-name="P4" draw:layer="layout" svg:width="9.35cm" svg:height="1.826cm" svg:x="5.819cm" svg:y="1.138cm">
          <draw:text-box>
            <text:p text:style-name="P3"><text:span text:style-name="T6">Observaçõ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</meta:initial-creator>
    <meta:creation-date>2012-05-31T22:14:11</meta:creation-date>
    <dc:date>2012-05-31T22:53:13</dc:date>
    <dc:creator>Lucas </dc:creator>
    <meta:editing-duration>PT15M46S</meta:editing-duration>
    <meta:editing-cycles>5</meta:editing-cycles>
    <meta:generator>LibreOffice/3.5$Linux_x86 LibreOffice_project/350m1$Build-2</meta:generator>
    <meta:document-statistic meta:object-count="16"/>
  </office:meta>
</office:document-meta>
</file>